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font-size="18pt" style:font-size-asian="18pt" style:font-name-complex="Calibri1" style:font-size-complex="18pt"/>
    </style:style>
    <style:style style:name="P3" style:family="paragraph" style:parent-style-name="Standard">
      <style:text-properties fo:font-size="15pt" officeooo:rsid="0006dee3" officeooo:paragraph-rsid="0006dee3" style:font-size-asian="15pt" style:font-size-complex="15pt"/>
    </style:style>
    <style:style style:name="P4" style:family="paragraph" style:parent-style-name="Standard">
      <style:text-properties fo:font-size="15pt" officeooo:rsid="0006dee3" officeooo:paragraph-rsid="0006dee3" style:font-size-asian="15pt" style:font-name-complex="Calibri1" style:font-size-complex="15pt"/>
    </style:style>
    <style:style style:name="P5" style:family="paragraph" style:parent-style-name="Standard">
      <style:paragraph-properties fo:text-align="end" style:justify-single-word="false"/>
      <style:text-properties fo:font-size="16pt" officeooo:paragraph-rsid="0006dee3" style:font-size-asian="16pt" style:font-size-complex="16pt"/>
    </style:style>
    <style:style style:name="P6" style:family="paragraph" style:parent-style-name="Standard" style:master-page-name="Standard">
      <style:paragraph-properties fo:margin-top="0in" fo:margin-bottom="6.9445in" loext:contextual-spacing="false" fo:text-align="center" style:justify-single-word="false" style:page-number="auto"/>
      <style:text-properties officeooo:paragraph-rsid="0006dee3"/>
    </style:style>
    <style:style style:name="P7" style:family="paragraph" style:parent-style-name="Standard">
      <style:paragraph-properties fo:margin-top="0in" fo:margin-bottom="0in" loext:contextual-spacing="false" fo:line-height="100%" fo:break-before="pag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font-name-asian="Times New Roman1" style:font-size-asian="10pt" style:language-asian="hu" style:country-asian="HU" style:font-name-complex="Courier New1" style:font-size-complex="10pt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6dee3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6dee3" style:font-size-asian="20pt" style:font-size-complex="20pt"/>
    </style:style>
    <style:style style:name="T7" style:family="text">
      <style:text-properties fo:font-size="20pt" fo:font-weight="normal" officeooo:rsid="0006dee3" style:font-size-asian="20pt" style:font-weight-asian="normal" style:font-size-complex="20pt" style:font-weight-complex="normal"/>
    </style:style>
    <style:style style:name="T8" style:family="text">
      <style:text-properties fo:font-size="18pt" style:font-size-asian="18pt" style:font-name-complex="Calibri1" style:font-size-complex="18pt"/>
    </style:style>
    <style:style style:name="T9" style:family="text">
      <style:text-properties fo:font-size="11.5pt" fo:font-weight="bold" style:font-size-asian="11.5pt" style:font-weight-asian="bold" style:font-size-complex="11.5pt" style:font-weight-complex="bold"/>
    </style:style>
    <style:style style:name="T10" style:family="text">
      <style:text-properties fo:font-size="11.5pt" style:font-size-asian="11.5pt" style:font-size-complex="11.5pt"/>
    </style:style>
    <style:style style:name="T11" style:family="text">
      <style:text-properties officeooo:rsid="0006dee3"/>
    </style:style>
    <style:style style:name="T12" style:family="text">
      <style:text-properties fo:font-weight="normal" officeooo:rsid="0006dee3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6dee3" style:font-weight-asian="bold" style:font-weight-complex="bold"/>
    </style:style>
    <style:style style:name="T15" style:family="text">
      <style:text-properties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Operációs Rendszerek BSC<text:line-break/>9</text:span><text:span text:style-name="T2">. gyakorlat<text:line-break/>2021.április.07.</text:span></text:p>
      <text:p text:style-name="P5"><text:span text:style-name="T13">Készítette:<text:line-break/></text:span><text:span text:style-name="T14">Név: </text:span><text:span text:style-name="T12">Glonczi Bence</text:span><text:line-break/><text:span text:style-name="T14">Szak:</text:span><text:span text:style-name="T11"> programtervező informatikus</text:span><text:line-break/><text:span text:style-name="T14">NK: </text:span><text:span text:style-name="T12">F6U7WO</text:span></text:p>
      <text:p text:style-name="P7"/>
      <text:p text:style-name="Default"><text:span text:style-name="T8"><text:s/></text:span><text:s/><text:span text:style-name="T9">Feladatok </text:span></text:p>
      <text:list xml:id="list468014447" text:style-name="WWNum1">
        <text:list-item>
          <text:p text:style-name="P1"><text:span text:style-name="T10">Készítsen C nyelvű programot, ahol egy szülő processz létrehoz egy csővezetéket, a gyerek processz beleír egy szöveget a csővezetékbe (A kiírt szöveg: XY neptunkod), a szülő processz ezt kiolvassa, és kiírja a standard kimenetre.</text:span></text:p>
        </text:list-item>
      </text:list>
      <text:p text:style-name="P4">Csináltam egy pipeot meg egy childot amik kommunikálnak.</text:p>
      <text:p text:style-name="P4">Parent addig vár amíg a child nem végez.</text:p>
      <text:p text:style-name="Default"/>
      <text:list xml:id="list141135440390779" text:continue-numbering="true" text:style-name="WWNum1">
        <text:list-item>
          <text:p text:style-name="P1"><text:span text:style-name="T10">Készítsen C nyelvű programot, ahol egy szülő processz létrehoz egy nevesített csővezetéket (neve: neptunkod), a gyerek processz beleír egy szöveget a csővezetékbe (A hallgató neve:pl. Keserű Ottó), a szülő processz ezt kiolvassa, és kiírja a standard kimenetre.</text:span></text:p>
        </text:list-item>
      </text:list>
      <text:p text:style-name="P2"/>
      <text:p text:style-name="P3"><text:span text:style-name="T15">A gyerek ir a fileba amit a szulo kap me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Courier New1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TML-ként_20_formázott_20_Char" style:display-name="HTML-ként formázott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ce Kércsi</meta:initial-creator>
    <meta:editing-cycles>5</meta:editing-cycles>
    <meta:creation-date>2021-03-24T11:59:00</meta:creation-date>
    <dc:date>2021-05-13T14:11:18.118570452</dc:date>
    <meta:editing-duration>PT44M13S</meta:editing-duration>
    <meta:generator>LibreOffice/6.4.7.2$Linux_X86_64 LibreOffice_project/40$Build-2</meta:generator>
    <meta:document-statistic meta:table-count="0" meta:image-count="0" meta:object-count="0" meta:page-count="2" meta:paragraph-count="8" meta:word-count="115" meta:character-count="772" meta:non-whitespace-character-count="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